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4cf0" officeooo:paragraph-rsid="00174cf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4cf0" officeooo:paragraph-rsid="00174cf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4cf0" officeooo:paragraph-rsid="00174cf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74cf0" officeooo:paragraph-rsid="00174d5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74cf0" officeooo:paragraph-rsid="0017e4d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Arial" fo:font-size="14pt" fo:font-style="normal" fo:font-weight="normal" officeooo:rsid="00174cf0" officeooo:paragraph-rsid="00174cf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variant="normal" fo:text-transform="none" style:font-name="Arial" fo:font-size="14pt" fo:font-style="normal" fo:font-weight="normal" officeooo:rsid="00174cf0" officeooo:paragraph-rsid="0017e4d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Arial" fo:font-size="14pt" fo:font-style="normal" fo:font-weight="bold" officeooo:rsid="00174cf0" officeooo:paragraph-rsid="00174cf0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0pt" fo:font-style="normal" fo:font-weight="normal" officeooo:rsid="00174cf0" officeooo:paragraph-rsid="00174cf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font-style="normal" fo:font-weight="normal" officeooo:rsid="00174cf0" officeooo:paragraph-rsid="00174cf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Arial" fo:font-size="14pt" fo:font-style="normal" fo:font-weight="normal" officeooo:rsid="00174cf0" officeooo:paragraph-rsid="0017e4d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Arial" fo:font-size="14pt" fo:font-style="normal" fo:font-weight="normal" officeooo:rsid="00174cf0" officeooo:paragraph-rsid="00174cf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Arial" fo:font-size="14pt" fo:font-style="normal" fo:font-weight="normal" officeooo:rsid="00174cf0" officeooo:paragraph-rsid="00196d0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Arial" fo:font-size="14pt" fo:font-style="normal" fo:font-weight="normal" officeooo:rsid="00174cf0" officeooo:paragraph-rsid="001a085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font-style="normal" fo:font-weight="bold" officeooo:rsid="00174cf0" officeooo:paragraph-rsid="00174cf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e4da" officeooo:paragraph-rsid="0017e4d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74cf0" officeooo:paragraph-rsid="00174cf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74cf0" officeooo:paragraph-rsid="00174d5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74cf0" officeooo:paragraph-rsid="0017e4da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7e4da" officeooo:paragraph-rsid="0017e4da" style:font-size-asian="12.25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USE CASE 5</text:p>
      <text:p text:style-name="P20"><text:span text:style-name="T1"/></text:p>
      <text:p text:style-name="P20"><text:span text:style-name="T1">TABLE CREATION</text:span></text:p>
      <text:p text:style-name="P4">CREATE TABLE BOOK ( </text:p>
      <text:p text:style-name="P4"><text:tab/><text:tab/>ID integer(1) PRIMARY KEY NOT NULL, </text:p>
      <text:p text:style-name="P4"><text:tab/><text:tab/>NAME VARCHAR(40) NOT NULL, </text:p>
      <text:p text:style-name="P4"><text:tab/><text:tab/>ISBN INTEGER(7) NOT NULL, </text:p>
      <text:p text:style-name="P4"><text:tab/><text:tab/>EDITION INTEGER(1) </text:p>
      <text:p text:style-name="P4">);</text:p>
      <text:p text:style-name="P3"/>
      <text:p text:style-name="P4">CREATE TABLE AUTHOR ( </text:p>
      <text:p text:style-name="P4"><text:tab/><text:tab/>ID INTEGER(1) PRIMARY KEY NOT NULL, </text:p>
      <text:p text:style-name="P4"><text:tab/><text:tab/>FIRST_NAME VARCHAR(20) NOT NULL, </text:p>
      <text:p text:style-name="P4"><text:tab/><text:tab/>LAST_NAME VARCHAR(20) </text:p>
      <text:p text:style-name="P4">);</text:p>
      <text:p text:style-name="P3"/>
      <text:p text:style-name="P4">CREATE TABLE BOOK_DETAILS (</text:p>
      <text:p text:style-name="P4"><text:tab/><text:tab/>BOOK_ID INTEGER(1) NOT NULL,</text:p>
      <text:p text:style-name="P3"><text:tab/><text:tab/>AUTHOR_ID INTEGER(1) NOT NULL,</text:p>
      <text:p text:style-name="P3"><text:tab/><text:tab/>PRIMARY KEY(BOOK_ID,AUTHOR_ID),</text:p>
      <text:p text:style-name="P3"><text:tab/><text:tab/>FOREIGN KEY(BOOK_ID) REFERENCES BOOK(ID),</text:p>
      <text:p text:style-name="P3"><text:tab/><text:tab/>FOREIGN KEY(AUTHOR_ID) REFERENCES AUTHOR(ID)</text:p>
      <text:p text:style-name="P3">);</text:p>
      <text:p text:style-name="P3"/>
      <text:p text:style-name="P3">CREATE TABLE CUSTOMER(</text:p>
      <text:p text:style-name="P3"><text:tab/><text:tab/>ID INTEGER(3) PRIMARY KEY NOT NULL,</text:p>
      <text:p text:style-name="P3"><text:tab/><text:tab/>NAME VARCHAR(20) NOT NULL,</text:p>
      <text:p text:style-name="P4"><text:tab/><text:tab/>ADDRESS VARCHAR(40)</text:p>
      <text:p text:style-name="P4">);</text:p>
      <text:p text:style-name="P3"/>
      <text:p text:style-name="P5">CREATE TABLE LIBRARIANS ( </text:p>
      <text:p text:style-name="P5"><text:tab/><text:tab/>ID INTEGER(5) PRIMARY KEY NOT NULL, </text:p>
      <text:p text:style-name="P5"><text:tab/><text:tab/>NAME VARCHAR(20) NOT NULL</text:p>
      <text:p text:style-name="P5">);</text:p>
      <text:p text:style-name="P3"/>
      <text:p text:style-name="P5">CREATE TABLE BOOK_REQUEST ( </text:p>
      <text:p text:style-name="P5"><text:tab/><text:tab/>DUE_DATE DATE NOT NULL, </text:p>
      <text:p text:style-name="P5"><text:tab/><text:tab/>IS_ACTIVE BINARY,</text:p>
      <text:p text:style-name="P5"><text:tab/><text:tab/>CUSTOMER_ID INTEGER(3) NOT NULL, </text:p>
      <text:p text:style-name="P5"><text:tab/><text:tab/>BOOK_ID INTEGER(1) NOT NULL, </text:p>
      <text:p text:style-name="P5"><text:tab/><text:tab/>LIBRARIAN_ID INTEGER(5) NOT NULL, </text:p>
      <text:p text:style-name="P5"><text:tab/><text:tab/>FOREIGN KEY(CUSTOMER_ID) REFERENCES CUSTOMER(ID), <text:tab/><text:tab/>FOREIGN KEY(BOOK_ID) REFERENCES BOOK(ID),</text:p>
      <text:p text:style-name="P5"><text:tab/><text:tab/>FOREIGN KEY(LIBRARIAN_ID) REFERENCES LIBRARIANS(ID)</text:p>
      <text:p text:style-name="P5">);</text:p>
      <text:p text:style-name="P16"><text:soft-page-break/>INSERTION</text:p>
      <text:p text:style-name="P3"/>
      <text:p text:style-name="P3">INSERT INTO BOOK VALUES(1,'PILIGRIM SOULS',9876011,1);</text:p>
      <text:p text:style-name="P3">INSERT INTO BOOK VALUES(2,'PILIGRIM SOULS',9876011,2);</text:p>
      <text:p text:style-name="P3">INSERT INTO BOOK VALUES(3,'PYTHON FOR DATA SCIENCE',9876012,1);</text:p>
      <text:p text:style-name="P3">INSERT INTO BOOK VALUES(4,'PYTHON FOR DATA SCIENCE',9876012,1);</text:p>
      <text:p text:style-name="P3">INSERT INTO BOOK VALUES(5,'PYTHON FOR DATA SCIENCE',9876012,1);</text:p>
      <text:p text:style-name="P3">INSERT INTO BOOK VALUES(6,'C# 7.0 ALL-IN-ONE',9876016,1);</text:p>
      <text:p text:style-name="P3">INSERT INTO BOOK VALUES(6,'C# 7.0 ALL-IN-ONE',9876016,2);</text:p>
      <text:p text:style-name="P3">INSERT INTO BOOK VALUES(7,'C# 7.0 ALL-IN-ONE',9876016,2);</text:p>
      <text:p text:style-name="P3">INSERT INTO BOOK VALUES(8,'C PROGRAMMING ALL-IN-ONE',9876017,3);</text:p>
      <text:p text:style-name="P3">INSERT INTO BOOK VALUES(9,'C PROGRAMMING ALL-IN-ONE',9876017,3);</text:p>
      <text:p text:style-name="P3">INSERT INTO BOOK VALUES(10,'JAVA PROGRAMMING',9876018,1);</text:p>
      <text:p text:style-name="P3"/>
      <text:p text:style-name="P3">INSERT INTO AUTHOR VALUES(1,'HORTSMAN','CAY S.');</text:p>
      <text:p text:style-name="P3">INSERT INTO AUTHOR VALUES(2,'JOHN PAUL','MULLER');</text:p>
      <text:p text:style-name="P3">INSERT INTO AUTHOR VALUES(3,'MIKE','CHAPPLE');</text:p>
      <text:p text:style-name="P3">INSERT INTO AUTHOR VALUES(4,'BARBARA','WALTER');</text:p>
      <text:p text:style-name="P3"/>
      <text:p text:style-name="P3">INSERT INTO BOOK_DETAILS VALUES(1,1);</text:p>
      <text:p text:style-name="P3">INSERT INTO BOOK_DETAILS VALUES(2,1);</text:p>
      <text:p text:style-name="P3">INSERT INTO BOOK_DETAILS VALUES(3,4);</text:p>
      <text:p text:style-name="P3">INSERT INTO BOOK_DETAILS VALUES(4,4);</text:p>
      <text:p text:style-name="P3">INSERT INTO BOOK_DETAILS VALUES(5,4);</text:p>
      <text:p text:style-name="P3">INSERT INTO BOOK_DETAILS VALUES(6,2);</text:p>
      <text:p text:style-name="P3">INSERT INTO BOOK_DETAILS VALUES(7,2);</text:p>
      <text:p text:style-name="P3">INSERT INTO BOOK_DETAILS VALUES(8,3);</text:p>
      <text:p text:style-name="P3">INSERT INTO BOOK_DETAILS VALUES(9,3);</text:p>
      <text:p text:style-name="P3">INSERT INTO BOOK_DETAILS VALUES(10,2);</text:p>
      <text:p text:style-name="P3"/>
      <text:p text:style-name="P3">INSERT INTO LIBRARIANS VALUES(20211,'JULIA ROOSEVELT');</text:p>
      <text:p text:style-name="P3">INSERT INTO LIBRARIANS VALUES(20233,'TOM WHITE');</text:p>
      <text:p text:style-name="P3"/>
      <text:p text:style-name="P3">INSERT INTO CUSTOMER VALUES(111,'KALA','03 RANJITH ST');</text:p>
      <text:p text:style-name="P3">INSERT INTO CUSTOMER VALUES(112,'AMY','6 HUDSON ST');</text:p>
      <text:p text:style-name="P3">INSERT INTO CUSTOMER VALUES(113,'AJAY','56 MURUGAPPA ST');</text:p>
      <text:p text:style-name="P3">INSERT INTO CUSTOMER VALUES(114,'BASKER','23 BLUE ST');</text:p>
      <text:p text:style-name="P3">INSERT INTO CUSTOMER VALUES(115,'BELLA','10 NEW ST');</text:p>
      <text:p text:style-name="P3">INSERT INTO CUSTOMER VALUES(116,'CYNTHIA','107 PARK ST');</text:p>
      <text:p text:style-name="P3">INSERT INTO CUSTOMER VALUES(117,'ZARA','34 LOMBARD ST');</text:p>
      <text:p text:style-name="P3"/>
      <text:p text:style-name="P3">INSERT INTO BOOK_REQUEST1 VALUES('2021-02-01',1,113,1,20211);</text:p>
      <text:p text:style-name="P3">INSERT INTO BOOK_REQUEST1 VALUES('2021-02-11',1,116,8,20211);</text:p>
      <text:p text:style-name="P3">INSERT INTO BOOK_REQUEST1 VALUES('2021-01-28',1,116,3,20233);</text:p>
      <text:p text:style-name="P3">INSERT INTO BOOK_REQUEST1 VALUES('2021-01-15',0,111,7,20211);</text:p>
      <text:p text:style-name="P3"><text:soft-page-break/>INSERT INTO BOOK_REQUEST1 VALUES('2021-01-08',0,113,5,20233);</text:p>
      <text:p text:style-name="P3">INSERT INTO BOOK_REQUEST1 VALUES('2021-02-08',1,113,4,20233);</text:p>
      <text:p text:style-name="P3"/>
      <text:p text:style-name="P3"/>
      <text:p text:style-name="P2">Question 1</text:p>
      <text:p text:style-name="P6">Write an SQL query to display the book details with the respective author name.</text:p>
      <text:p text:style-name="P6"/>
      <text:p text:style-name="P7">SELECT BOOK.NAME AS BOOK_NAME, </text:p>
      <text:p text:style-name="P7"><text:tab/> <text:s text:c="5"/>ISBN, </text:p>
      <text:p text:style-name="P7"><text:tab/> <text:s text:c="5"/>EDITION,</text:p>
      <text:p text:style-name="P7"><text:tab/> <text:s text:c="5"/>FIRST_NAME,</text:p>
      <text:p text:style-name="P7"><text:tab/> <text:s text:c="5"/>LAST_NAME </text:p>
      <text:p text:style-name="P7">FROM BOOK JOIN AUTHOR JOIN BOOK_DETAILS </text:p>
      <text:p text:style-name="P7">ON BOOK.ID = BOOK_DETAILS.BOOK_ID AND </text:p>
      <text:p text:style-name="P7">AUTHOR.ID = BOOK_DETAILS.AUTHOR_ID;</text:p>
      <text:p text:style-name="P6"/>
      <text:p text:style-name="P6"/>
      <text:p text:style-name="P8">Question 2</text:p>
      <text:p text:style-name="P6">Write an SQL query to find out the books with the word ‘programming’ in their names.</text:p>
      <text:p text:style-name="P6"/>
      <text:p text:style-name="P7">SELECT BOOK.NAME AS BOOK_NAME,</text:p>
      <text:p text:style-name="P7"><text:tab/> <text:s text:c="5"/>AUTHOR_ID,</text:p>
      <text:p text:style-name="P7"><text:tab/> <text:s text:c="5"/>FIRST_NAME AS AUTHOR_NAME </text:p>
      <text:p text:style-name="P7">FROM BOOK JOIN AUTHOR JOIN BOOK_DETAILS </text:p>
      <text:p text:style-name="P7">ON BOOK.ID =BOOK_DETAILS.BOOK_ID AND </text:p>
      <text:p text:style-name="P7">AUTHOR.ID= BOOK_DETAILS.AUTHOR_ID </text:p>
      <text:p text:style-name="P7">WHERE BOOK.NAME LIKE '%PROGRAMMING%' </text:p>
      <text:p text:style-name="P7">ORDER BY NAME;</text:p>
      <text:p text:style-name="P6"/>
      <text:p text:style-name="P8">Question 3</text:p>
      <text:p text:style-name="P10">Find the books that are not returned before the due date.</text:p>
      <text:p text:style-name="P10"/>
      <text:p text:style-name="P11">SELECT BOOK.NAME AS BOOK_NAME,</text:p>
      <text:p text:style-name="P11"><text:tab/> <text:s text:c="5"/>DUE_DATE,</text:p>
      <text:p text:style-name="P11"><text:soft-page-break/><text:tab/> <text:s text:c="5"/>CUSTOMER.NAME AS CUSTOMER_NAME </text:p>
      <text:p text:style-name="P11">FROM BOOK JOIN BOOK_REQUEST JOIN CUSTOMER </text:p>
      <text:p text:style-name="P11">ON BOOK.ID = BOOK_REQUEST.BOOK_ID AND </text:p>
      <text:p text:style-name="P11">CUSTOMER.ID = BOOK_REQUEST.CUSTOMER_ID </text:p>
      <text:p text:style-name="P11">WHERE IS_ACTIVE = 0 </text:p>
      <text:p text:style-name="P11">ORDER BY BOOK.NAME;</text:p>
      <text:p text:style-name="P12"/>
      <text:p text:style-name="P15">Question 4</text:p>
      <text:p text:style-name="P10">Find all the unique entries in the book table.</text:p>
      <text:p text:style-name="P11"/>
      <text:p text:style-name="P11">SELECT DISTINCT NAME,</text:p>
      <text:p text:style-name="P11"><text:tab/><text:tab/><text:tab/> <text:s text:c="4"/>ISBN,</text:p>
      <text:p text:style-name="P11"><text:tab/><text:tab/><text:tab/> <text:s text:c="4"/>EDITION </text:p>
      <text:p text:style-name="P11">FROM BOOK;</text:p>
      <text:p text:style-name="P12"/>
      <text:p text:style-name="P15">Question 5</text:p>
      <text:p text:style-name="P10">Write an SQL query to display the book name, customer name and librarian name (first 50% of the records).</text:p>
      <text:p text:style-name="P10"/>
      <text:p text:style-name="P11">WITH FIRST AS (</text:p>
      <text:p text:style-name="P11"><text:tab/><text:tab/>SELECT * FROM BOOK_REQUEST1 LIMIT 3</text:p>
      <text:p text:style-name="P11">) <text:s/>SELECT BOOK.NAME AS BOOK_NAME,</text:p>
      <text:p text:style-name="P11"><text:tab/><text:tab/>CUSTOMER.NAME AS CUSTOMER_NAME, <text:tab/><text:tab/><text:tab/><text:tab/><text:tab/>LIBRARIANS.NAME AS LIBRARIAN_NAME </text:p>
      <text:p text:style-name="P11">FROM FIRST JOIN BOOK JOIN CUSTOMER JOIN LIBRARIANS </text:p>
      <text:p text:style-name="P11">ON FIRST.BOOK_ID = BOOK.ID AND </text:p>
      <text:p text:style-name="P11">CUSTOMER.ID = FIRST.CUSTOMER_ID AND </text:p>
      <text:p text:style-name="P11">LIBRARIANS.ID = FIRST.LIBRARIAN_ID;</text:p>
      <text:p text:style-name="P10"/>
      <text:p text:style-name="P15">Question 6</text:p>
      <text:p text:style-name="P10">Calculate the fine amount (Rs.1 per day if it exceeds the due date) for the books borrowed. Display the total fine amount for all the customers.</text:p>
      <text:p text:style-name="P10"/>
      <text:p text:style-name="P11">WITH FINE AS (</text:p>
      <text:p text:style-name="P13"><text:soft-page-break/>SELECT CUSTOMER_ID,</text:p>
      <text:p text:style-name="P13"><text:tab/> <text:s text:c="5"/>DATEDIFF('2021-01-20',DUE_DATE) AS FINE_AMOUNT </text:p>
      <text:p text:style-name="P13">FROM BOOK_REQUEST JOIN CUSTOMER </text:p>
      <text:p text:style-name="P13">ON CUSTOMER.ID = BOOK_REQUEST.CUSTOMER_ID </text:p>
      <text:p text:style-name="P13">WHERE IS_ACTIVE =0 </text:p>
      <text:p text:style-name="P13">ORDER BY CUSTOMER_ID</text:p>
      <text:p text:style-name="P13">) SELECT CUSTOMER.ID AS CUSTOMER_ID,</text:p>
      <text:p text:style-name="P13"><text:tab/> <text:s text:c="7"/>CUSTOMER.NAME AS CUSTOMER_NAME,</text:p>
      <text:p text:style-name="P13"><text:tab/> <text:s text:c="7"/>IF( EXISTS (SELECT FINE_AMOUNT FROM FINE </text:p>
      <text:p text:style-name="P13"><text:tab/><text:tab/>WHERE CUSTOMER_ID = CUSTOMER.ID),FINE_AMOUNT,0) AS FINE_AMOUNT </text:p>
      <text:p text:style-name="P13">FROM CUSTOMER LEFT JOIN FINE </text:p>
      <text:p text:style-name="P13">ON CUSTOMER.ID = CUSTOMER_ID;</text:p>
      <text:p text:style-name="P10"/>
      <text:p text:style-name="P15">Question 7</text:p>
      <text:p text:style-name="P10">Write an SQL query to display the librarian name and number of books they distributed to the customers.</text:p>
      <text:p text:style-name="P10"/>
      <text:p text:style-name="P14">SELECT LIBRARIANS.NAME AS LIBRARIAN_NAME, </text:p>
      <text:p text:style-name="P14"><text:tab/> <text:s text:c="5"/>COUNT (LIBRARIAN_ID) AS NO_OF_BOOKS </text:p>
      <text:p text:style-name="P14">FROM LIBRARIANS JOIN BOOK_REQUEST </text:p>
      <text:p text:style-name="P14">ON LIBRARIANS.ID = BOOK_REQUEST.LIBRARIAN_ID </text:p>
      <text:p text:style-name="P14">GROUP BY LIBRARIAN_ID; </text:p>
      <text:p text:style-name="P10"/>
      <text:p text:style-name="P15">Question 8</text:p>
      <text:p text:style-name="P10">Find the customer who has borrowed multiple copies of the same book. </text:p>
      <text:p text:style-name="P10"/>
      <text:p text:style-name="P14">WITH MULTIPLE AS (</text:p>
      <text:p text:style-name="P14"><text:tab/>SELECT BOOK.ID AS B_ID,</text:p>
      <text:p text:style-name="P14"><text:tab/>CUSTOMER.NAME AS CUSTOMER_NAME,</text:p>
      <text:p text:style-name="P14"><text:tab/>BOOK.NAME AS BOOK_NAME,</text:p>
      <text:p text:style-name="P14"><text:tab/>EDITION AS BOOK_EDITION </text:p>
      <text:p text:style-name="P14">FROM BOOK JOIN CUSTOMER JOIN BOOK_REQUEST </text:p>
      <text:p text:style-name="P14"><text:soft-page-break/>ON BOOK.ID= BOOK_REQUEST.BOOK_ID AND </text:p>
      <text:p text:style-name="P14">CUSTOMER.ID = BOOK_REQUEST.CUSTOMER_ID </text:p>
      <text:p text:style-name="P14">GROUP BY BOOK.NAME </text:p>
      <text:p text:style-name="P14">HAVING COUNT(BOOK.NAME) &gt; 1</text:p>
      <text:p text:style-name="P14">) SELECT <text:s/>CUSTOMER_NAME,</text:p>
      <text:p text:style-name="P14"><text:tab/><text:tab/>BOOK_NAME,</text:p>
      <text:p text:style-name="P14"><text:tab/><text:tab/>BOOK_EDITION,</text:p>
      <text:p text:style-name="P14"><text:tab/><text:tab/>FIRST_NAME AS AUTHOR_FIRST_NAME </text:p>
      <text:p text:style-name="P14">FROM MULTIPLE JOIN BOOK_DETAILS JOIN AUTHOR </text:p>
      <text:p text:style-name="P14">ON AUTHOR.ID =BOOK_DETAILS.AUTHOR_ID AND </text:p>
      <text:p text:style-name="P14">MULTIPLE.B_ID = BOOK_DETAILS.BOOK_ID ; </text:p>
      <text:p text:style-name="P12"/>
      <text:p text:style-name="P15">Question 9</text:p>
      <text:p text:style-name="P10">Find the customers who haven’t borrowed any books from the library. Display the table as given below. </text:p>
      <text:p text:style-name="P12"/>
      <text:p text:style-name="P14">SELECT * FROM CUSTOMER </text:p>
      <text:p text:style-name="P14">WHERE ID NOT IN ( </text:p>
      <text:p text:style-name="P14"><text:tab/><text:tab/>SELECT CUSTOMER_ID AS ID FROM BOOK_REQUEST) ORDER BY ID DESC;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4:49:33.466286536</meta:creation-date>
    <dc:date>2021-04-27T18:31:40.331505016</dc:date>
    <meta:editing-duration>PT1H45M1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6" meta:paragraph-count="171" meta:word-count="769" meta:character-count="6289" meta:non-whitespace-character-count="5451"/>
  </office:meta>
</office:document-meta>
</file>